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Text_20_body">
      <style:text-properties officeooo:rsid="001af1a8" officeooo:paragraph-rsid="001af1a8"/>
    </style:style>
    <style:style style:name="P2" style:family="paragraph" style:parent-style-name="Text_20_body">
      <style:text-properties officeooo:rsid="001b6278" officeooo:paragraph-rsid="001b6278"/>
    </style:style>
    <style:style style:name="P3" style:family="paragraph" style:parent-style-name="Text_20_body">
      <style:text-properties officeooo:rsid="001c85f1" officeooo:paragraph-rsid="001c85f1"/>
    </style:style>
    <style:style style:name="P4" style:family="paragraph" style:parent-style-name="Text_20_body">
      <style:text-properties officeooo:rsid="001e4e72" officeooo:paragraph-rsid="001e4e72"/>
    </style:style>
    <style:style style:name="P5" style:family="paragraph" style:parent-style-name="Heading_20_1">
      <style:text-properties officeooo:rsid="001af1a8" officeooo:paragraph-rsid="001af1a8"/>
    </style:style>
    <style:style style:name="P6" style:family="paragraph" style:parent-style-name="Heading_20_2">
      <style:text-properties officeooo:rsid="001af1a8" officeooo:paragraph-rsid="001af1a8"/>
    </style:style>
    <style:style style:name="P7" style:family="paragraph" style:parent-style-name="Heading_20_2">
      <style:text-properties officeooo:rsid="001fe562" officeooo:paragraph-rsid="001fe562"/>
    </style:style>
    <style:style style:name="P8" style:family="paragraph" style:parent-style-name="Heading_20_2">
      <style:text-properties officeooo:rsid="001fe562" officeooo:paragraph-rsid="0022de8d"/>
    </style:style>
    <style:style style:name="P9" style:family="paragraph" style:parent-style-name="Heading_20_2">
      <style:text-properties officeooo:rsid="001fe562" officeooo:paragraph-rsid="00241eba"/>
    </style:style>
    <style:style style:name="P10" style:family="paragraph" style:parent-style-name="Heading_20_2">
      <style:text-properties officeooo:rsid="001fe562" officeooo:paragraph-rsid="00243d96"/>
    </style:style>
    <style:style style:name="P11" style:family="paragraph" style:parent-style-name="Heading_20_2">
      <style:text-properties officeooo:rsid="001fe562" officeooo:paragraph-rsid="0025fe36"/>
    </style:style>
    <style:style style:name="P12" style:family="paragraph" style:parent-style-name="Text_20_body">
      <style:text-properties officeooo:rsid="00203a85" officeooo:paragraph-rsid="00203a85"/>
    </style:style>
    <style:style style:name="P13" style:family="paragraph" style:parent-style-name="Text_20_body">
      <style:text-properties officeooo:rsid="0022de8d" officeooo:paragraph-rsid="0022de8d"/>
    </style:style>
    <style:style style:name="P14" style:family="paragraph" style:parent-style-name="Text_20_body">
      <style:text-properties officeooo:rsid="00241eba" officeooo:paragraph-rsid="00241eba"/>
    </style:style>
    <style:style style:name="P15" style:family="paragraph" style:parent-style-name="Text_20_body">
      <style:text-properties officeooo:rsid="00243d96" officeooo:paragraph-rsid="00243d96"/>
    </style:style>
    <style:style style:name="P16" style:family="paragraph" style:parent-style-name="Text_20_body">
      <style:text-properties officeooo:rsid="0026f3c1" officeooo:paragraph-rsid="0026f3c1"/>
    </style:style>
    <style:style style:name="P17" style:family="paragraph" style:parent-style-name="Text_20_body">
      <style:text-properties fo:font-weight="bold" officeooo:rsid="0027f36b" officeooo:paragraph-rsid="0027f36b" style:font-weight-asian="bold" style:font-weight-complex="bold"/>
    </style:style>
    <style:style style:name="P18" style:family="paragraph" style:parent-style-name="Text_20_body">
      <style:text-properties officeooo:rsid="0029bd93" officeooo:paragraph-rsid="0029bd93"/>
    </style:style>
    <style:style style:name="P19" style:family="paragraph" style:parent-style-name="Text_20_body">
      <style:text-properties officeooo:rsid="002abda2" officeooo:paragraph-rsid="002abda2"/>
    </style:style>
    <style:style style:name="P20" style:family="paragraph" style:parent-style-name="Text_20_body">
      <style:text-properties officeooo:rsid="002c5a2d" officeooo:paragraph-rsid="002c5a2d"/>
    </style:style>
    <style:style style:name="T1" style:family="text">
      <style:text-properties officeooo:rsid="002195e9"/>
    </style:style>
    <style:style style:name="T2" style:family="text">
      <style:text-properties officeooo:rsid="0022de8d"/>
    </style:style>
    <style:style style:name="T3" style:family="text">
      <style:text-properties officeooo:rsid="00241eba"/>
    </style:style>
    <style:style style:name="T4" style:family="text">
      <style:text-properties officeooo:rsid="00243d96"/>
    </style:style>
    <style:style style:name="T5" style:family="text">
      <style:text-properties officeooo:rsid="0025fe36"/>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orrecciones:</text:h>
      <text:h text:style-name="P6" text:outline-level="2">Menu</text:h>
      <text:p text:style-name="P1">Inicialmente se construye el menu de pausa que permita agregar los criterios desde la sesion del trainee. Para esto se crea la UI del menu y un script MenuPausa que al activarse settea la TimeScale en 0 y mutea el audio. Al desactivarse setea TimeScale en 1 y desmutea el audio. Para poder integrar este menu con la UI incluida con el VPP, se hace que MenuPausa herede de un tipo definido por el VPP llamado “EscapeDialog”. Esto nos permite reemplazar el EscapeDialog utilizado actualmente en la escena (Simulacion&gt;UI Canvas &gt; UI Menu Overlay &gt; Menu Overlay) y aprovechar todo el codigo de UI que ya esta escrito por el VPP. Ahora, al apretar la tecla Escape el VPP activara nuestro MenuPausa si no hay otro menu activado. Si hay otro menu activado, cierra ese menu y deberemos apretar escape cuantas veces sea necesario para cerrar todos los menues antes de que se active MenuPausa.</text:p>
      <text:p text:style-name="P2">Este menu provee las mismas funcionalades que el Menu Instructor: control sobre los ejercicios, criterios, clima, trafico.</text:p>
      <text:p text:style-name="P3">Es importante que durante la pausa no se tomen las inputs de otros sistemas. Por ejemplo, si estoy en el menu de pausa no deberia poder comenzar una grabacion (apretando la G) o cambiar el clima a lluvioso (usando click derecho) o acelerar la ambulancia (W). Esto se realiza de la siguiente manera: El Script MenuPausa tiene referencias a los scripts para los cuales debe “bloquear” la input. <text:s/>Estos son: control de clima, control de ambulancia, control de grabacion. Al habilitarse el MenuPausa, el MenuPausa deshabilita esos Scripts, por lo tanto ya no se invocara el metodo Update en ellos y no procesaran la input. Al salir del menu, los scripts se rehabilitan.</text:p>
      <text:p text:style-name="P4">NOTA: El control de la grabacion se hace en CapturadorTrainee. Eso hay que cambiarlo pero por ahora se usa la referencia a eso.</text:p>
      <text:h text:style-name="P7" text:outline-level="2">Criterio Semaforo</text:h>
      <text:p text:style-name="P12">Se ree<text:span text:style-name="T1">scribio el criterio semaforo. Se modifiio el prefab del vehiculo del trainee para que tuviera un transform con el centro del vehiculo. El criterio lo busca por nombre en la jerarquia unity, y asigan en una variable el componetne Vehicle Controller asignado al GO donde esta el criterio. EL CRITERIO INICIALIZA UN TIMER CUANDO COMIENZA LA EVALUACION Y Lo reseta cuando termina. N el OnTrigger enter, si ve que toco el trigger de un semaforo, guarda la posicion del centro de ese trigger (indica donde debe frenar la ambulancia) y una referencia al collider de ese trigger. Luego espera 1.2 segundos para compensar por el delay del ccolider sincronizandose al color del semaforo (el colider se apaga/prende 1 segundo despues de que se ponga amarillo). Si el collider esta desactivado luego de esos 1.2 segundos, significa que paso en amarillo./ Sino se compara la distancia del centro del vehiculo al collider. Si esta a mas de 10 metros (5 metors de calzada minimo en BSAS + 5 metros de “lee-way” porque el collider esta antes de la senda peatonal) entonces se considera que paso en amarillo. Si no, se revisa la velocidad y aceleracion. Si son (muy) bajas (15kmh y 10% del acelerador, respect.) entonces se considera que se esta adelantando despacio y no va a pasar el semaforo, sino frenar demasiado adelante. Se imprime esto por pentalla. En caso de que la velocidad/aceleracion sean mayores, se guarda en una lista el time stamp en elcual ocurre esto y luego se reporta como semaforo en rojo.</text:span></text:p>
      <text:p text:style-name="P12"><text:soft-page-break/></text:p>
      <text:p text:style-name="P17">Luego se volvio a reescribir porque no hay forma de distinguir si toco el collider en amarillo o en rojo. Se modifico el codigo de los semaforos para que active el collider cuando la luz esta en rojo y lo desactive cuando no este en rojo. Luego el criterio del semaforo es trivial, si toca el collider, paso en rojo.</text:p>
      <text:p text:style-name="P18">Resultado: La mayoria de las veces funciona bien, tiene problemas a la hora de detectar cuando alguien pasa muuuy despacio. Si el trainee frena demasiado cerca del cruce, dependiendo de su velocidad se considerara que se adelanto demasiado o que se paso el semaforo. Para solucionar bien eso, se requiere agregar <text:span text:style-name="T6">otro</text:span><text:span text:style-name="T7"> collider, con</text:span><text:span text:style-name="T6"> otro</text:span><text:span text:style-name="T7"> tag, que iria “abajo” del semaforo y no donde tienen que parar los autos. Luego si se activa ese segundo collider mientras el primero esta activo, el trainee paso en rojo. Si toca el primero, se esta adelantando. Esto simplifica el codigo y funciona mejor pero complica bastante la construccion de la escena, ya que hay que posicionar el doble de colliders. Por ahora, no se considera que valga la pena el esfuerzo entonces se deja “as-is”</text:span><text:span text:style-name="T6"> </text:span></text:p>
      <text:h text:style-name="P8" text:outline-level="2">Criterio <text:span text:style-name="T2">Velocidad Maxima</text:span></text:h>
      <text:p text:style-name="P13">Se cambio toda la forma de captura. Ahora en vez de revisar la velocidad cada cierto tiempo, se revisa la velocidad en cada frame y si se encuentra un exceso, este se agrega a una colección con todos los excesos detectados para su posterior presentacion. Para que la colección no sea excesivamente grande, se puede configurar una “granularidad”, que es el limite de tiempo entre agregados a la colección. Por defecto, 4 segundos. En cada frame se revisa la velocidad, si se excede y pasaron menos de &lt;granularidad&gt; segundos desde que se agrego algo a la colección, se agrega a la colección una tupla conteniendo el tiempo actual en segundos, la velocidad, y un flag que indica un exceso de velocidad. Si la velocidad no se excede pero en el frame anterior estaba excedida, entonces se agrega una tupla con el tiempo, la velocidad y un flag que indica que se corrigio el exceso. Para este control se tiene un flag &lt;enInfraccion&gt; que se settea en true en el frame en el que hay un exceso y en false en el frame en el cual el exceso se corrije.</text:p>
      <text:p text:style-name="P13"/>
      <text:h text:style-name="P9" text:outline-level="2">Criterio <text:span text:style-name="T3">Nafta:</text:span></text:h>
      <text:p text:style-name="P14">Se dejo de usar un flag “evaluando” para revisar si hacer cosas en el Update. Ahora comenzar la evaluacion habilita el script y concluirla lo deshabilita.</text:p>
      <text:p text:style-name="P14"/>
      <text:h text:style-name="P10" text:outline-level="2">Criterio <text:span text:style-name="T4">Tiempo</text:span><text:span text:style-name="T3">:</text:span></text:h>
      <text:p text:style-name="P15">Idem criterio nafta</text:p>
      <text:p text:style-name="P15"/>
      <text:h text:style-name="P11" text:outline-level="2">Criterio <text:span text:style-name="T5">Evitar Accidentes</text:span><text:span text:style-name="T3">:</text:span></text:h>
      <text:p text:style-name="P16">Se elimino el diccionario que se usaba antes para no marcar muchas colisiones con el mismo vehiculo. Ahora simplemtente se tiene una colección con golpes contra peatones y otra con golpes contra vehiculos. Para los peatones, la colección es el timepo en segundos desde comenzada la <text:soft-page-break/>evalaucaion en el cual se detecto un im-pacto. Para los vehiculos, ademas se le agrego el ID del objeto golpeado. Si se quiere “emprolijar” la lista eso va a ser problema del sistema de presentacion, no del criterio.</text:p>
      <text:p text:style-name="P16"/>
      <text:p text:style-name="P19">Tambien se quito el metodo “PresentarResultados” de los criterios. Los criterios ahora solo capturan, no presentan. Otra clase debe obtener los datos capturados por cada criterio si quiere presentarlos. Se definio la clase “DatosEvaluacion” que tiene una estructura de datos apropiada para cada criterio y a la cual se le puede pedir una presentacion por texto de los criterios para los culaes haya datos.</text:p>
      <text:p text:style-name="P19"/>
      <text:p text:style-name="P20">Se modifico el codigo del Semaforo para que el collider se desactive cuando el semaforo esta en amarillo, ya que no es una infraccion pasar en amarill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30T21:46:18.040000000</meta:creation-date>
    <dc:date>2022-05-02T23:16:38.297000000</dc:date>
    <meta:editing-duration>PT3H10M23S</meta:editing-duration>
    <meta:editing-cycles>11</meta:editing-cycles>
    <meta:generator>LibreOffice/7.2.6.2$Windows_X86_64 LibreOffice_project/b0ec3a565991f7569a5a7f5d24fed7f52653d754</meta:generator>
    <meta:document-statistic meta:table-count="0" meta:image-count="0" meta:object-count="0" meta:page-count="3" meta:paragraph-count="20" meta:word-count="1164" meta:character-count="6777" meta:non-whitespace-character-count="5631"/>
  </office:meta>
</office:document-meta>
</file>